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P10" style:family="paragraph" style:parent-style-name="Standard" style:list-style-name="L1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8">SUPERMARKET CHAIN</text:p>
      <text:p text:style-name="P8">(DBS PROJECT)</text:p>
      <text:p text:style-name="P8"/>
      <text:p text:style-name="P9"><text:span text:style-name="T2">Author: </text:span>Luca Morazzano 192047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APITOLO 1: DESCRIZIONE DEL PROBLEMA</text:p>
      <text:p text:style-name="P5"/>
      <text:p text:style-name="P4">Descrizione del problema</text:p>
      <text:p text:style-name="P4"/>
      <text:p text:style-name="P6">Si vuole realizzare ed implementare in una web app, una basi di dati relativa alla gestione di una catena di supermercati.</text:p>
      <text:p text:style-name="P6">Una catena di supermercati comprende più punti vendita.</text:p>
      <text:p text:style-name="P6">Ogni punto vendita possiede un certo numero di dipendenti che si distinguono in addetti vendita e gestore, per ogni punto vendita deve esserci uno e un solo gestore ed un responsabile che si distingue in ispettore e capo divisione. Ad ogni punto vendita è associato un solo ispettore ed un solo capo divisione, mentre un ispettore e un capo divisione possono essere responsabili di più punti vendita .</text:p>
      <text:p text:style-name="P6"/>
      <text:p text:style-name="P6">I punti vendita effettuano vendite di prodotti che sono contenuti nel magazzino, ogni punto vendita ha un solo magazzino e un magazzino appartiene ad un solo punto vendita.</text:p>
      <text:p text:style-name="P6">E' importante osservare che i prodotti sono di catalogo, quindi sono gli stessi per ogni punto vendita, saranno quindi identificati dal loro identificatore e dall'identificatore del magazzino del punto vendita al quale appartengono.</text:p>
      <text:p text:style-name="P6"/>
      <text:p text:style-name="P6">Gli addetti vendita effettuano operazioni di reso prodotti. Un addetto vendita può effettuare diversi resi, mentre un reso è effettuato da un solo addetto vendita. Un reso comprende più prodotti ed un prodotto può appartenere a più resi, il tutto varia in base alla quantità richiesta e quella disponibile in magazzino.</text:p>
      <text:p text:style-name="P6">Un reso viene inviato ad un deposito. Un deposito riceve più resi relativi a diversi punti vendita.</text:p>
      <text:p text:style-name="P6">Il reso viene infatti assegnato dal deposito a diversi punti vendita. Osserviamo che non vi è relazione diretta tra punto vendita e deposito, infatti esso viene assegnato arbitrariamente in base alla disponibilità. Del deposito interessa memorizzare soltanto l'identificatore e la sede ai fini della tracciabilità.</text:p>
      <text:p text:style-name="P6"/>
      <text:p text:style-name="P6">I gestori effettuano gli ordini. Tali ordini comprendono più prodotti e devono essere effettuati tenendo conto della capienza del magazzino e dello spazio disponibile. Se il magazzino è pieno non sarà possibile effettuare alcun ordine. Un ordine viene preparato da un deposito e assegnato ad un camionista il quale si occuperà di consegnarlo al punto vendita richiedente. E' importante tenere conto delle informazioni relative al camionista che comprendono dati anagrafici e targa mezzo al fine di tracciare l'ordine.</text:p>
      <text:p text:style-name="P6"/>
      <text:p text:style-name="P6">Gli ispettori effettuano dei controlli periodici ai punti vendita di cui sono responsabili. Ogni controllo deve essere archiviato. Dopo un certo numero di controlli, se opportuno, l'ispettore deciderà se redigere o meno un report. Tale report comprende un esito che può essere negativo o positivo. Inoltre un ispettore ha la facoltà di licenziare, trasferire o assumere dipendenti (gestore incluso)</text:p>
      <text:p text:style-name="P6"/>
      <text:p text:style-name="P6">I capi divisione possono visionare i report, effettuati dagli ispettori, dei punti vendita di riferimento, e decidere, a seconda degli esiti, se chiudere o meno il punto vendita. 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4">Obiettivi e requisiti</text:p>
      <text:p text:style-name="P7"/>
      <text:p text:style-name="P6">Gli <text:span text:style-name="T1">obiettivi </text:span><text:s/><text:span text:style-name="T1">e requisiti </text:span>dell'applicazione sono quelli di permettere una gestione fruibile e connessa della catena di punti vendita, mantenendo aggiornate le informazioni in tempo reale in relazione alle interazioni con l'ambiente. </text:p>
      <text:p text:style-name="P6">Immagazzinando le informazioni ad essi relative in un unica base di dati opportunamente realizzata.</text:p>
      <text:p text:style-name="P6">Consentendo quindi a responsabili e dipendenti di svolgere le proprie mansioni con semplicità ed immediatezza, monitorando i risultati in tempo reale in base al proprio ruolo.</text:p>
      <text:p text:style-name="P6"/>
      <text:p text:style-name="P4">Dati di origine</text:p>
      <text:p text:style-name="P4"/>
      <text:p text:style-name="P6">Le informazioni sono state ricavate dalla mia esperienza lavorativa all'interno di un supermercato e riportate nella base di dati. </text:p>
      <text:p text:style-name="P6">I dati di origine sono file csv, necessari ad un popolamento iniziale della base di dati, e quindi ad un corretto utilizzo dell'applicazione.</text:p>
      <text:p text:style-name="P6">Tali banche di dati sono state generate dall' IA '<text:span text:style-name="T3">Chat GPT</text:span>'' sotto chiare disposizioni e strette osservazioni del sottoscritto.</text:p>
      <text:p text:style-name="P6">Le banche dati generate sono state quelle relative a:</text:p>
      <text:list xml:id="list6137786074546952451" text:style-name="L1">
        <text:list-item>
          <text:p text:style-name="P10">dipendenti</text:p>
        </text:list-item>
        <text:list-item>
          <text:p text:style-name="P10">responsabili</text:p>
        </text:list-item>
        <text:list-item>
          <text:p text:style-name="P10">prodotti</text:p>
        </text:list-item>
        <text:list-item>
          <text:p text:style-name="P10">camionisti</text:p>
        </text:list-item>
      </text:list>
      <text:p text:style-name="P6">Tutte presenti in install/Dataset.</text:p>
      <text:p text:style-name="P6"/>
      <text:p text:style-name="P6"/>
      <text:p text:style-name="P6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02T17:31:46.72</meta:creation-date>
    <meta:generator>OpenOffice/4.1.12$Win32 OpenOffice.org_project/4112m1$Build-9809</meta:generator>
    <dc:date>2024-10-09T15:07:06.31</dc:date>
    <meta:editing-duration>PT52M58S</meta:editing-duration>
    <meta:editing-cycles>46</meta:editing-cycles>
    <dc:creator>Luca Morazzano</dc:creator>
    <meta:document-statistic meta:table-count="0" meta:image-count="0" meta:object-count="0" meta:page-count="3" meta:paragraph-count="30" meta:word-count="612" meta:character-count="4002"/>
  </office:meta>
</office:document-meta>
</file>